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color="#c9211e" loext:opacity="100%" officeooo:rsid="00143ea9" officeooo:paragraph-rsid="0014eba3"/>
    </style:style>
    <style:style style:name="P2" style:family="paragraph" style:parent-style-name="Heading_20_3">
      <style:paragraph-properties fo:text-align="start" style:justify-single-word="false"/>
      <style:text-properties fo:color="#c9211e" loext:opacity="100%" officeooo:rsid="00143ea9" officeooo:paragraph-rsid="0014eba3"/>
    </style:style>
    <style:style style:name="P3" style:family="paragraph" style:parent-style-name="Heading_20_4">
      <style:text-properties officeooo:paragraph-rsid="0014eba3"/>
    </style:style>
    <style:style style:name="P4" style:family="paragraph" style:parent-style-name="Heading_20_4">
      <style:text-properties fo:font-size="12pt" fo:font-weight="normal" officeooo:paragraph-rsid="0014eba3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rsid="0014eba3" officeooo:paragraph-rsid="0014eba3"/>
    </style:style>
    <style:style style:name="P6" style:family="paragraph" style:parent-style-name="Standard">
      <style:text-properties fo:color="#55308d" loext:opacity="100%" fo:font-size="32pt" officeooo:rsid="0014eba3" officeooo:paragraph-rsid="0014eba3" style:font-size-asian="32pt" style:font-size-complex="32pt"/>
    </style:style>
    <style:style style:name="P7" style:family="paragraph" style:parent-style-name="Standard">
      <style:text-properties fo:color="#55308d" loext:opacity="100%" fo:font-size="12pt" officeooo:rsid="0014eba3" officeooo:paragraph-rsid="0014eba3" style:font-size-asian="10.5pt" style:font-size-complex="12pt"/>
    </style:style>
    <style:style style:name="P8" style:family="paragraph" style:parent-style-name="Standard">
      <style:text-properties fo:color="#000000" loext:opacity="100%" fo:font-size="12pt" officeooo:rsid="0014eba3" officeooo:paragraph-rsid="0014eba3" style:font-size-asian="10.5pt" style:font-size-complex="12pt"/>
    </style:style>
    <style:style style:name="P9" style:family="paragraph" style:parent-style-name="Standard">
      <style:text-properties fo:color="#000000" loext:opacity="100%" fo:font-size="12pt" officeooo:rsid="001a7658" officeooo:paragraph-rsid="0014eba3" style:font-size-asian="10.5pt" style:font-size-complex="12pt"/>
    </style:style>
    <style:style style:name="P10" style:family="paragraph" style:parent-style-name="Standard">
      <style:text-properties fo:color="#000000" loext:opacity="100%" officeooo:rsid="00152826" officeooo:paragraph-rsid="0014eba3"/>
    </style:style>
    <style:style style:name="P11" style:family="paragraph" style:parent-style-name="Standard">
      <style:text-properties fo:color="#000000" loext:opacity="100%" officeooo:rsid="001a7658" officeooo:paragraph-rsid="0014eba3"/>
    </style:style>
    <style:style style:name="P12" style:family="paragraph" style:parent-style-name="Standard">
      <style:text-properties fo:color="#800080" loext:opacity="100%" officeooo:rsid="00152826" officeooo:paragraph-rsid="0014eba3"/>
    </style:style>
    <style:style style:name="P13" style:family="paragraph" style:parent-style-name="Standard">
      <style:text-properties fo:color="#c9211e" loext:opacity="100%" officeooo:rsid="00143ea9" officeooo:paragraph-rsid="0014eba3"/>
    </style:style>
    <style:style style:name="P14" style:family="paragraph" style:parent-style-name="Standard">
      <style:text-properties fo:color="#c9211e" loext:opacity="100%" fo:font-size="12pt" officeooo:rsid="00143ea9" officeooo:paragraph-rsid="0014eba3" style:font-size-asian="10.5pt" style:font-size-complex="12pt"/>
    </style:style>
    <style:style style:name="P15" style:family="paragraph" style:parent-style-name="Standard">
      <style:text-properties officeooo:paragraph-rsid="0014eba3"/>
    </style:style>
    <style:style style:name="P16" style:family="paragraph" style:parent-style-name="Standard" style:list-style-name="L1">
      <style:text-properties officeooo:paragraph-rsid="0014eba3"/>
    </style:style>
    <style:style style:name="P17" style:family="paragraph" style:parent-style-name="Text_20_body">
      <style:text-properties fo:color="#c9211e" loext:opacity="100%" fo:font-size="12pt" officeooo:rsid="00143ea9" officeooo:paragraph-rsid="0014eba3" style:font-size-asian="10.5pt" style:font-size-complex="12pt"/>
    </style:style>
    <style:style style:name="P18" style:family="paragraph" style:parent-style-name="Text_20_body">
      <style:text-properties officeooo:paragraph-rsid="0014eba3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top="0in" fo:margin-bottom="0in" style:contextual-spacing="false"/>
    </style:style>
    <style:style style:name="P21" style:family="paragraph" style:parent-style-name="Text_20_body">
      <style:text-properties officeooo:rsid="0014eba3" officeooo:paragraph-rsid="0014eba3"/>
    </style:style>
    <style:style style:name="T1" style:family="text">
      <style:text-properties officeooo:rsid="0014eba3"/>
    </style:style>
    <style:style style:name="T2" style:family="text">
      <style:text-properties officeooo:rsid="00369cd0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fo:font-weight="bold" officeooo:rsid="00143ea9" style:font-weight-asian="bold" style:font-weight-complex="bold"/>
    </style:style>
    <style:style style:name="T6" style:family="text">
      <style:text-properties fo:color="#c9211e" loext:opacity="100%" officeooo:rsid="00143ea9"/>
    </style:style>
    <style:style style:name="T7" style:family="text">
      <style:text-properties fo:color="#c9211e" loext:opacity="100%" officeooo:rsid="001a7658"/>
    </style:style>
    <style:style style:name="T8" style:family="text">
      <style:text-properties fo:color="#c9211e" loext:opacity="100%" officeooo:rsid="001e3e57"/>
    </style:style>
    <style:style style:name="T9" style:family="text">
      <style:text-properties fo:color="#c9211e" loext:opacity="100%" fo:font-size="12pt" officeooo:rsid="0038da85" style:font-size-asian="12pt" style:font-size-complex="12pt"/>
    </style:style>
    <style:style style:name="T10" style:family="text">
      <style:text-properties fo:color="#c9211e" loext:opacity="100%" fo:font-size="12pt" officeooo:rsid="001a7658" style:font-size-asian="12pt" style:font-size-complex="12pt"/>
    </style:style>
    <style:style style:name="T11" style:family="text">
      <style:text-properties fo:color="#c9211e" loext:opacity="100%" officeooo:rsid="0058ce4e"/>
    </style:style>
    <style:style style:name="T12" style:family="text">
      <style:text-properties fo:color="#c9211e" loext:opacity="100%" officeooo:rsid="00369cd0"/>
    </style:style>
    <style:style style:name="T13" style:family="text">
      <style:text-properties officeooo:rsid="0058ce4e"/>
    </style:style>
    <style:style style:name="T14" style:family="text">
      <style:text-properties fo:color="#55308d" loext:opacity="100%"/>
    </style:style>
    <style:style style:name="T15" style:family="text">
      <style:text-properties fo:color="#55308d" loext:opacity="100%" fo:font-weight="normal" style:font-weight-asian="normal" style:font-weight-complex="normal"/>
    </style:style>
    <style:style style:name="T16" style:family="text">
      <style:text-properties fo:color="#55308d" loext:opacity="100%" fo:font-weight="normal" officeooo:rsid="005438ec" style:font-weight-asian="normal" style:font-weight-complex="normal"/>
    </style:style>
    <style:style style:name="T17" style:family="text">
      <style:text-properties fo:color="#55308d" loext:opacity="100%" fo:font-weight="normal" officeooo:rsid="0020ceb5" style:font-weight-asian="normal" style:font-weight-complex="normal"/>
    </style:style>
    <style:style style:name="T18" style:family="text">
      <style:text-properties fo:color="#55308d" loext:opacity="100%" fo:font-weight="normal" officeooo:rsid="00329d67" style:font-weight-asian="normal" style:font-weight-complex="normal"/>
    </style:style>
    <style:style style:name="T19" style:family="text">
      <style:text-properties fo:color="#55308d" loext:opacity="100%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55308d" loext:opacity="100%" fo:font-size="12pt" fo:font-weight="normal" officeooo:rsid="00538e9e" style:font-size-asian="12pt" style:font-weight-asian="normal" style:font-size-complex="12pt" style:font-weight-complex="normal"/>
    </style:style>
    <style:style style:name="T21" style:family="text">
      <style:text-properties fo:color="#55308d" loext:opacity="100%" fo:font-size="12pt" fo:font-weight="normal" officeooo:rsid="00329d67" style:font-size-asian="12pt" style:font-weight-asian="normal" style:font-size-complex="12pt" style:font-weight-complex="normal"/>
    </style:style>
    <style:style style:name="T22" style:family="text">
      <style:text-properties fo:color="#55308d" loext:opacity="100%" fo:font-size="12pt" fo:font-weight="normal" officeooo:rsid="003c4aa1" style:font-size-asian="12pt" style:font-weight-asian="normal" style:font-size-complex="12pt" style:font-weight-complex="normal"/>
    </style:style>
    <style:style style:name="T23" style:family="text">
      <style:text-properties fo:color="#800080" loext:opacity="100%" officeooo:rsid="001a0147"/>
    </style:style>
    <style:style style:name="T24" style:family="text">
      <style:text-properties fo:color="#800080" loext:opacity="100%" officeooo:rsid="00568b82"/>
    </style:style>
    <style:style style:name="T25" style:family="text">
      <style:text-properties fo:color="#000000" loext:opacity="100%" officeooo:rsid="00143ea9"/>
    </style:style>
    <style:style style:name="T26" style:family="text">
      <style:text-properties fo:color="#000000" loext:opacity="100%" officeooo:rsid="001a0147"/>
    </style:style>
    <style:style style:name="T27" style:family="text">
      <style:text-properties fo:color="#000000" loext:opacity="100%" officeooo:rsid="00152826"/>
    </style:style>
    <style:style style:name="T28" style:family="text">
      <style:text-properties fo:color="#000000" loext:opacity="100%" officeooo:rsid="001a7658"/>
    </style:style>
    <style:style style:name="T29" style:family="text">
      <style:text-properties fo:color="#000000" loext:opacity="100%" officeooo:rsid="00264f87"/>
    </style:style>
    <style:style style:name="T30" style:family="text">
      <style:text-properties fo:color="#000000" loext:opacity="100%" officeooo:rsid="001e3e57"/>
    </style:style>
    <style:style style:name="T31" style:family="text">
      <style:text-properties fo:color="#000000" loext:opacity="100%" officeooo:rsid="00584478"/>
    </style:style>
    <style:style style:name="T32" style:family="text">
      <style:text-properties fo:color="#000000" loext:opacity="100%" officeooo:rsid="0058ce4e"/>
    </style:style>
    <style:style style:name="T33" style:family="text">
      <style:text-properties fo:color="#000000" loext:opacity="100%" fo:font-size="12pt" officeooo:rsid="001a7658" style:font-size-asian="12pt" style:font-size-complex="12pt"/>
    </style:style>
    <style:style style:name="T34" style:family="text">
      <style:text-properties fo:color="#000000" loext:opacity="100%" fo:font-size="12pt" officeooo:rsid="0038da85" style:font-size-asian="12pt" style:font-size-complex="12pt"/>
    </style:style>
    <style:style style:name="T35" style:family="text">
      <style:text-properties fo:color="#000000" loext:opacity="100%" fo:font-size="12pt" style:font-size-asian="10.5pt" style:font-size-complex="12pt"/>
    </style:style>
    <style:style style:name="T36" style:family="text">
      <style:text-properties fo:color="#000000" loext:opacity="100%" fo:font-size="12pt" officeooo:rsid="0014eba3" style:font-size-asian="10.5pt" style:font-size-complex="12pt"/>
    </style:style>
    <style:style style:name="T37" style:family="text">
      <style:text-properties fo:color="#000000" loext:opacity="100%" officeooo:rsid="00369cd0"/>
    </style:style>
    <style:style style:name="T38" style:family="text">
      <style:text-properties fo:color="#000000" loext:opacity="100%" fo:font-weight="normal" officeooo:rsid="0020ceb5" style:font-weight-asian="normal" style:font-weight-complex="normal"/>
    </style:style>
    <style:style style:name="T39" style:family="text">
      <style:text-properties fo:color="#000000" loext:opacity="100%" fo:font-weight="normal" officeooo:rsid="00314a77" style:font-weight-asian="normal" style:font-weight-complex="normal"/>
    </style:style>
    <style:style style:name="T40" style:family="text">
      <style:text-properties fo:color="#000000" loext:opacity="100%" fo:font-weight="normal" officeooo:rsid="004f054d" style:font-weight-asian="normal" style:font-weight-complex="normal"/>
    </style:style>
    <style:style style:name="T41" style:family="text">
      <style:text-properties fo:color="#000000" loext:opacity="100%" fo:font-weight="normal" officeooo:rsid="0020ceb5" style:font-size-asian="12pt" style:font-weight-asian="normal" style:font-weight-complex="normal"/>
    </style:style>
    <style:style style:name="T42" style:family="text">
      <style:text-properties fo:color="#000000" loext:opacity="100%" fo:font-weight="normal" officeooo:rsid="00387bad" style:font-size-asian="12pt" style:font-weight-asian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20ceb5" style:font-weight-asian="bold" style:font-weight-complex="bold"/>
    </style:style>
    <style:style style:name="T45" style:family="text">
      <style:text-properties fo:font-weight="bold" officeooo:rsid="00314a77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20ceb5" style:font-weight-asian="normal" style:font-weight-complex="normal"/>
    </style:style>
    <style:style style:name="T48" style:family="text">
      <style:text-properties fo:font-weight="normal" officeooo:rsid="0020ceb5" style:font-size-asian="12pt" style:font-weight-asian="normal" style:font-weight-complex="normal"/>
    </style:style>
    <style:style style:name="T49" style:family="text">
      <style:text-properties officeooo:rsid="0020ceb5"/>
    </style:style>
    <style:style style:name="T50" style:family="text">
      <style:text-properties fo:font-size="12pt" fo:font-weight="bold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329d67" style:font-size-asian="12pt" style:font-weight-asian="bold" style:font-size-complex="12pt" style:font-weight-complex="bold"/>
    </style:style>
    <style:style style:name="T52" style:family="text">
      <style:text-properties fo:font-size="12pt" fo:font-weight="normal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3dee97" style:font-size-asian="12pt" style:font-weight-asian="normal" style:font-size-complex="12pt" style:font-weight-complex="normal"/>
    </style:style>
    <style:style style:name="T54" style:family="text">
      <style:text-properties officeooo:rsid="0034a187"/>
    </style:style>
    <style:style style:name="T55" style:family="text">
      <style:text-properties officeooo:rsid="0035e619"/>
    </style:style>
    <style:style style:name="T56" style:family="text">
      <style:text-properties officeooo:rsid="0020ceb5" style:font-size-asian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iano dei test:</text:p>
      <text:p text:style-name="P7"/>
      <text:p text:style-name="P7"/>
      <text:p text:style-name="P21"><text:span text:style-name="T35">Per l'implementazione dei test, ho utilizzato Cucumber + Capybara. Le User Stories selezionate illustrano chiaramente le diverse funzionalità della webapp.</text:span></text:p>
      <text:list xml:id="list3623697162" text:style-name="L2">
        <text:list-item>
          <text:p text:style-name="P20"><text:span text:style-name="Strong_20_Emphasis">Creazione di un Post :</text:span> La prima User Story descrive il processo di creazione di un post riguardante una proprietà.</text:p>
        </text:list-item>
        <text:list-item>
          <text:p text:style-name="P20"><text:span text:style-name="Strong_20_Emphasis">Interazioni tra Utenti:</text:span> La seconda User Story mostra come gli utenti interagiscono tra loro e come vengono gestite le chat e i messaggi.</text:p>
        </text:list-item>
        <text:list-item>
          <text:p text:style-name="P20"><text:span text:style-name="Strong_20_Emphasis">Funzionalità di Ricerca:</text:span> La terza User Story spiega le funzionalità di ricerca, permettendo agli utenti di trovare vari<text:span text:style-name="T1">e proprietà</text:span> inserendo un indirizzo e un raggio di ricerca.</text:p>
        </text:list-item>
        <text:list-item>
          <text:p text:style-name="P19"><text:span text:style-name="Strong_20_Emphasis">Moderazione da parte degli Admin:</text:span> La quarta User Story evidenzia i poteri degli amministratori nella moderazione dei post e nella gestione dei dati relativi ai post stessi.</text:p>
        </text:list-item>
      </text:list>
      <text:p text:style-name="P5"><text:span text:style-name="T35"/></text:p>
      <text:p text:style-name="P8"/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>Feature</text:span><text:span text:style-name="T6">: </text:span><text:span text:style-name="Strong_20_Emphasis"><text:span text:style-name="T16">A registered User </text:span></text:span><text:span text:style-name="T23">Creat</text:span><text:span text:style-name="T24">es </text:span><text:span text:style-name="T23">a new post regarding one of </text:span><text:span text:style-name="T24">his</text:span><text:span text:style-name="T23"> houses.</text:span></text:p>
      <text:p text:style-name="P12"/>
      <text:p text:style-name="P15"><text:span text:style-name="T25"><text:tab/></text:span><text:span text:style-name="T26">As a logged-in user, I want to create a new post about my house so that other interested users <text:tab/>can see it.</text:span></text:p>
      <text:p text:style-name="P13"/>
      <text:p text:style-name="P13"><text:span text:style-name="T43">Scenario</text:span>: <text:span text:style-name="T23">User create a House Post</text:span></text:p>
      <text:p text:style-name="P10"/>
      <text:p text:style-name="P15"><text:span text:style-name="T27"><text:tab/></text:span><text:span text:style-name="Strong_20_Emphasis"><text:span text:style-name="T7">Given</text:span></text:span><text:span text:style-name="T7"> </text:span><text:span text:style-name="T28">I am on CaseVelocii </text:span><text:span text:style-name="T29">homepage</text:span><text:span text:style-name="T28"><text:line-break/><text:tab/></text:span><text:span text:style-name="Strong_20_Emphasis"><text:span text:style-name="T7">And</text:span></text:span><text:span text:style-name="T7"> </text:span><text:span text:style-name="T28">I am logged in</text:span></text:p>
      <text:p text:style-name="P15"><text:span text:style-name="Strong_20_Emphasis"><text:span text:style-name="T7"><text:tab/>When</text:span></text:span><text:span text:style-name="T28"> I click on </text:span><text:span text:style-name="T30">the user icon</text:span><text:span text:style-name="T28"><text:line-break/><text:tab/></text:span><text:span text:style-name="Strong_20_Emphasis"><text:span text:style-name="T8">And</text:span></text:span><text:span text:style-name="T28"> I click on My Houses<text:line-break/><text:tab/></text:span><text:span text:style-name="Strong_20_Emphasis"><text:span text:style-name="T7">Then</text:span></text:span><text:span text:style-name="T28"> I should see a list of my houses<text:line-break/><text:tab/></text:span><text:span text:style-name="Strong_20_Emphasis"><text:span text:style-name="T7">And</text:span></text:span><text:span text:style-name="T28"> I click on "Post a New House"<text:line-break/><text:tab/></text:span><text:span text:style-name="Strong_20_Emphasis"><text:span text:style-name="T7">Then</text:span></text:span><text:span text:style-name="T28"> I should be able to fill out the form<text:line-break/><text:tab/></text:span><text:span text:style-name="Strong_20_Emphasis"><text:span text:style-name="T7">And</text:span></text:span><text:span text:style-name="T28"> I enter </text:span><text:span text:style-name="T31">all the information required</text:span></text:p>
      <text:p text:style-name="P15"><text:span text:style-name="T31"><text:tab/></text:span><text:span text:style-name="Strong_20_Emphasis"><text:span text:style-name="T7">And</text:span></text:span><text:span text:style-name="T28"> I </text:span><text:span text:style-name="T32">upload one or more pictures</text:span><text:span text:style-name="T28"><text:line-break/><text:tab/></text:span><text:span text:style-name="Strong_20_Emphasis"><text:span text:style-name="T7">And</text:span></text:span><text:span text:style-name="T28"> I click on Create</text:span></text:p>
      <text:p text:style-name="P15"><text:span text:style-name="T28"><text:tab/></text:span><text:span text:style-name="Strong_20_Emphasis"><text:span text:style-name="T9">Then</text:span></text:span><text:span text:style-name="T10"> </text:span><text:span text:style-name="T33">I should see a confirmation message that the post has been successfully </text:span><text:span text:style-name="T34">created</text:span><text:span text:style-name="T28"><text:line-break/><text:tab/></text:span><text:span text:style-name="Strong_20_Emphasis"><text:span text:style-name="T11">When</text:span></text:span><text:span text:style-name="T28"> I visit My Houses again<text:line-break/><text:tab/></text:span><text:span text:style-name="Strong_20_Emphasis"><text:span text:style-name="T7">And</text:span></text:span><text:span text:style-name="T28"> I should see the </text:span><text:span text:style-name="T32">House post</text:span><text:span text:style-name="T28"> I’ve just created</text:span></text:p>
      <text:p text:style-name="P15"><text:span text:style-name="T28"><text:tab/></text:span><text:span text:style-name="Strong_20_Emphasis"><text:span text:style-name="T12">Then</text:span></text:span><text:span text:style-name="T28"> I </text:span><text:span text:style-name="T37">click on the house I’ve just created</text:span></text:p>
      <text:p text:style-name="P11"><text:span text:style-name="Strong_20_Emphasis"><text:span text:style-name="T3"><text:tab/>And</text:span></text:span> <text:span text:style-name="T13">I should see </text:span><text:span text:style-name="T2">all the details about the house </text:span></text:p>
      <text:p text:style-name="P9"><text:span text:style-name="T2"><text:tab/></text:span><text:span text:style-name="Strong_20_Emphasis"><text:span text:style-name="T3">And</text:span></text:span> <text:span text:style-name="T13">they </text:span><text:span text:style-name="T2">should be correct</text:span></text:p>
      <text:p text:style-name="P9"/>
      <text:p text:style-name="P9"/>
      <text:p text:style-name="P13"><text:span text:style-name="Strong_20_Emphasis"><text:span text:style-name="T44"/></text:span></text:p>
      <text:p text:style-name="P13"><text:soft-page-break/><text:span text:style-name="Strong_20_Emphasis"><text:span text:style-name="T44"/></text:span></text:p>
      <text:p text:style-name="P13"><text:span text:style-name="Strong_20_Emphasis"><text:span text:style-name="T44"/></text:span></text:p>
      <text:p text:style-name="P13"><text:span text:style-name="Strong_20_Emphasis"><text:span text:style-name="T44"/></text:span></text:p>
      <text:p text:style-name="P13"><text:span text:style-name="Strong_20_Emphasis"><text:span text:style-name="T44"/></text:span></text:p>
      <text:p text:style-name="P13"><text:span text:style-name="Strong_20_Emphasis"><text:span text:style-name="T44"/></text:span></text:p>
      <text:p text:style-name="P13"><text:span text:style-name="Strong_20_Emphasis"><text:span text:style-name="T44"/></text:span></text:p>
      <text:p text:style-name="P13"><text:span text:style-name="Strong_20_Emphasis"><text:span text:style-name="T44"/></text:span></text:p>
      <text:p text:style-name="P13"><text:span text:style-name="Strong_20_Emphasis"><text:span text:style-name="T44">Feature</text:span></text:span><text:span text:style-name="Strong_20_Emphasis"><text:span text:style-name="T38">: </text:span></text:span><text:span text:style-name="Strong_20_Emphasis"><text:span text:style-name="T16">A registered User </text:span></text:span><text:span text:style-name="Strong_20_Emphasis"><text:span text:style-name="T17">Start</text:span></text:span><text:span text:style-name="Strong_20_Emphasis"><text:span text:style-name="T16">s</text:span></text:span><text:span text:style-name="Strong_20_Emphasis"><text:span text:style-name="T17"> a new chat about a house post </text:span></text:span></text:p>
      <text:p text:style-name="P13"><text:span text:style-name="Strong_20_Emphasis"><text:span text:style-name="T38"/></text:span></text:p>
      <text:p text:style-name="P13"><text:span text:style-name="Strong_20_Emphasis"><text:span text:style-name="T38"><text:tab/>As a logged-in user, I want to initiate a conversation with the owner of a house post I'm <text:tab/>interested in, so that I can inquire about the property.</text:span></text:span></text:p>
      <text:p text:style-name="P13"><text:span text:style-name="Strong_20_Emphasis"><text:span text:style-name="T38"/></text:span></text:p>
      <text:p text:style-name="P13"><text:span text:style-name="Strong_20_Emphasis"><text:span text:style-name="T44">Scenario</text:span></text:span><text:span text:style-name="Strong_20_Emphasis"><text:span text:style-name="T38">: </text:span></text:span><text:span text:style-name="Strong_20_Emphasis"><text:span text:style-name="T17">User starts a new chat from a house post</text:span></text:span></text:p>
      <text:p text:style-name="P13"><text:span text:style-name="Strong_20_Emphasis"><text:span text:style-name="T38"/></text:span></text:p>
      <text:p text:style-name="P13"><text:span text:style-name="Strong_20_Emphasis"><text:span text:style-name="T44"><text:tab/>Given</text:span></text:span><text:span text:style-name="Strong_20_Emphasis"><text:span text:style-name="T38"> I am on CaseVelocii homepage</text:span></text:span></text:p>
      <text:p text:style-name="P13"><text:span text:style-name="Strong_20_Emphasis"><text:span text:style-name="T44"><text:tab/>And</text:span></text:span><text:span text:style-name="Strong_20_Emphasis"><text:span text:style-name="T38"> I am logged in</text:span></text:span></text:p>
      <text:p text:style-name="P13"><text:span text:style-name="Strong_20_Emphasis"><text:span text:style-name="T44"><text:tab/>When</text:span></text:span><text:span text:style-name="Strong_20_Emphasis"><text:span text:style-name="T38"> I click on a house post that interests me</text:span></text:span></text:p>
      <text:p text:style-name="P13"><text:span text:style-name="Strong_20_Emphasis"><text:span text:style-name="T44"><text:tab/>Then</text:span></text:span><text:span text:style-name="Strong_20_Emphasis"><text:span text:style-name="T38"> I should see the details of the house post</text:span></text:span></text:p>
      <text:p text:style-name="P13"><text:span text:style-name="Strong_20_Emphasis"><text:span text:style-name="T44"><text:tab/>And</text:span></text:span><text:span text:style-name="Strong_20_Emphasis"><text:span text:style-name="T38"> I should see a Send Message </text:span></text:span><text:span text:style-name="Strong_20_Emphasis"><text:span text:style-name="T39">and a text box </text:span></text:span></text:p>
      <text:p text:style-name="P13"><text:span text:style-name="Strong_20_Emphasis"><text:span text:style-name="T44"><text:tab/>Then</text:span></text:span><text:span text:style-name="Strong_20_Emphasis"><text:span text:style-name="T47"> </text:span></text:span><text:span text:style-name="Strong_20_Emphasis"><text:span text:style-name="T39">I write a new message</text:span></text:span></text:p>
      <text:p text:style-name="P13"><text:span text:style-name="Strong_20_Emphasis"><text:span text:style-name="T44"><text:tab/>And</text:span></text:span><text:span text:style-name="Strong_20_Emphasis"><text:span text:style-name="T38"> </text:span></text:span><text:span text:style-name="Strong_20_Emphasis"><text:span text:style-name="T39"><text:s/>I click on Send Message</text:span></text:span></text:p>
      <text:p text:style-name="P13"><text:span text:style-name="Strong_20_Emphasis"><text:span text:style-name="T44"><text:tab/>Then</text:span></text:span><text:span text:style-name="Strong_20_Emphasis"><text:span text:style-name="T38"> A new chat should be created between me and the </text:span></text:span><text:span text:style-name="Strong_20_Emphasis"><text:span text:style-name="T39">House owner</text:span></text:span></text:p>
      <text:p text:style-name="P13"><text:span text:style-name="Strong_20_Emphasis"><text:span text:style-name="T45"><text:tab/>When </text:span></text:span><text:span text:style-name="Strong_20_Emphasis"><text:span text:style-name="T39">I visit my User Page</text:span></text:span></text:p>
      <text:p text:style-name="P13"><text:span text:style-name="Strong_20_Emphasis"><text:span text:style-name="T44"><text:tab/>Then</text:span></text:span><text:span text:style-name="Strong_20_Emphasis"><text:span text:style-name="T38"> A new chat should be</text:span></text:span><text:span text:style-name="Strong_20_Emphasis"><text:span text:style-name="T39"> visible</text:span></text:span></text:p>
      <text:p text:style-name="P13"><text:span text:style-name="Strong_20_Emphasis"><text:span text:style-name="T44"><text:tab/>And</text:span></text:span><text:span text:style-name="Strong_20_Emphasis"><text:span text:style-name="T38"> </text:span></text:span><text:span text:style-name="Strong_20_Emphasis"><text:span text:style-name="T39">it</text:span></text:span><text:span text:style-name="Strong_20_Emphasis"><text:span text:style-name="T38"> should display the other user's profile picture and name</text:span></text:span></text:p>
      <text:p text:style-name="P13"><text:span text:style-name="Strong_20_Emphasis"><text:span text:style-name="T44"><text:tab/>And</text:span></text:span><text:span text:style-name="Strong_20_Emphasis"><text:span text:style-name="T38"> </text:span></text:span><text:span text:style-name="Strong_20_Emphasis"><text:span text:style-name="T39">it</text:span></text:span><text:span text:style-name="Strong_20_Emphasis"><text:span text:style-name="T38"> should show the associated post's image and title</text:span></text:span></text:p>
      <text:p text:style-name="P14"><text:span text:style-name="Strong_20_Emphasis"><text:span text:style-name="T44"><text:tab/>And</text:span></text:span><text:span text:style-name="Strong_20_Emphasis"><text:span text:style-name="T38"> </text:span></text:span><text:span text:style-name="Strong_20_Emphasis"><text:span text:style-name="T39">it</text:span></text:span><text:span text:style-name="Strong_20_Emphasis"><text:span text:style-name="T38"> should display the last message exchanged</text:span></text:span></text:p>
      <text:p text:style-name="P14"><text:span text:style-name="Strong_20_Emphasis"><text:span text:style-name="T38"/></text:span></text:p>
      <text:h text:style-name="P1" text:outline-level="3"><text:span text:style-name="Strong_20_Emphasis"><text:span text:style-name="T51"/></text:span></text:h>
      <text:h text:style-name="P1" text:outline-level="3"><text:span text:style-name="Strong_20_Emphasis"><text:span text:style-name="T51"/></text:span></text:h>
      <text:h text:style-name="P1" text:outline-level="3"><text:span text:style-name="Strong_20_Emphasis"><text:span text:style-name="T51">Feature:</text:span></text:span><text:span text:style-name="Strong_20_Emphasis"><text:span text:style-name="T18"> </text:span></text:span><text:span text:style-name="Strong_20_Emphasis"><text:span text:style-name="T20">A new user </text:span></text:span><text:span text:style-name="Strong_20_Emphasis"><text:span text:style-name="T21">Search</text:span></text:span><text:span text:style-name="Strong_20_Emphasis"><text:span text:style-name="T20">es</text:span></text:span><text:span text:style-name="Strong_20_Emphasis"><text:span text:style-name="T21"> for a house near where </text:span></text:span><text:span text:style-name="Strong_20_Emphasis"><text:span text:style-name="T20">he lives</text:span></text:span></text:h>
      <text:p text:style-name="P18"><text:span text:style-name="Strong_20_Emphasis"><text:span text:style-name="T46"><text:tab/>As a logged-in user, I want to search for houses close to where I live so I can find my next <text:tab/>house near my current location.</text:span></text:span></text:p>
      <text:h text:style-name="P3" text:outline-level="4"><text:span text:style-name="T4">Scenario:</text:span><text:span text:style-name="T15"> User searches for a house using address and radius</text:span></text:h>
      <text:p text:style-name="P18"><text:span text:style-name="Strong_20_Emphasis"><text:span text:style-name="T3"><text:tab/>Given</text:span></text:span> I am on the CaseVelocii homepage<text:line-break/><text:tab/><text:span text:style-name="Strong_20_Emphasis"><text:span text:style-name="T3">And</text:span></text:span> I am logged in<text:line-break/><text:tab/><text:span text:style-name="Strong_20_Emphasis"><text:span text:style-name="T3">When</text:span></text:span><text:span text:style-name="T3"> </text:span>I enter my address and a specific radius of distance in the Search bar<text:line-break/><text:tab/><text:span text:style-name="Strong_20_Emphasis"><text:span text:style-name="T3">And</text:span></text:span> I enter the name of my city</text:p>
      <text:p text:style-name="P18"><text:tab/><text:span text:style-name="Strong_20_Emphasis"><text:span text:style-name="T3">And</text:span></text:span> I <text:span text:style-name="T54">click on </text:span><text:span text:style-name="T55">S</text:span><text:span text:style-name="T54">earch</text:span><text:line-break/><text:tab/><text:span text:style-name="Strong_20_Emphasis"><text:span text:style-name="T3">Then</text:span></text:span> I should see posts regarding houses in my city<text:line-break/><text:tab/><text:span text:style-name="Strong_20_Emphasis"><text:span text:style-name="T3">And</text:span></text:span> the posts should be within the specified radius of my address<text:line-break/><text:tab/><text:span text:style-name="Strong_20_Emphasis"><text:span text:style-name="T3">When</text:span></text:span> I click on one of these posts<text:line-break/><text:tab/><text:span text:style-name="Strong_20_Emphasis"><text:span text:style-name="T3">Then</text:span></text:span> I should see detailed information about the house </text:p>
      <text:p text:style-name="P17"><text:span text:style-name="Strong_20_Emphasis"><text:span text:style-name="T38"><text:tab/> </text:span></text:span><text:span text:style-name="Strong_20_Emphasis"><text:span text:style-name="T49">And</text:span></text:span><text:span text:style-name="Strong_20_Emphasis"><text:span text:style-name="T38"> </text:span></text:span><text:span text:style-name="Strong_20_Emphasis"><text:span text:style-name="T40">I should see a </text:span></text:span><text:span text:style-name="Strong_20_Emphasis"><text:span text:style-name="T38">map with the address of <text:s/>the house displayed</text:span></text:span></text:p>
      <text:p text:style-name="P17"><text:span text:style-name="Strong_20_Emphasis"><text:span text:style-name="T38"/></text:span></text:p>
      <text:p text:style-name="P17"><text:soft-page-break/><text:span text:style-name="Strong_20_Emphasis"><text:span text:style-name="T38"/></text:span></text:p>
      <text:h text:style-name="P2" text:outline-level="3"><text:span text:style-name="Strong_20_Emphasis"><text:span text:style-name="T50"/></text:span></text:h>
      <text:h text:style-name="P2" text:outline-level="3"><text:span text:style-name="Strong_20_Emphasis"><text:span text:style-name="T50"/></text:span></text:h>
      <text:h text:style-name="P2" text:outline-level="3"><text:span text:style-name="Strong_20_Emphasis"><text:span text:style-name="T50">Feature:</text:span></text:span><text:span text:style-name="Strong_20_Emphasis"><text:span text:style-name="T52"> </text:span></text:span><text:span text:style-name="Strong_20_Emphasis"><text:span text:style-name="T22">an </text:span></text:span><text:span text:style-name="Strong_20_Emphasis"><text:span text:style-name="T19">Admin </text:span></text:span><text:span text:style-name="Strong_20_Emphasis"><text:span text:style-name="T22">search</text:span></text:span><text:span text:style-name="Strong_20_Emphasis"><text:span text:style-name="T20">es</text:span></text:span><text:span text:style-name="Strong_20_Emphasis"><text:span text:style-name="T22"> and deletes a House post with incorrect information</text:span></text:span></text:h>
      <text:p text:style-name="P18"><text:span text:style-name="Strong_20_Emphasis"><text:span text:style-name="T52"><text:tab/>As an admin, I want to access the admin panel and delete posts with incorrect information to <text:tab/>maintain the accuracy and quality of the </text:span></text:span><text:span text:style-name="Strong_20_Emphasis"><text:span text:style-name="T53">posts</text:span></text:span><text:span text:style-name="Strong_20_Emphasis"><text:span text:style-name="T52"> on the platform.</text:span></text:span></text:p>
      <text:h text:style-name="P4" text:outline-level="4"><text:span text:style-name="T4">Scenario:</text:span> <text:span text:style-name="T14">Admin deletes a post with incorrect information</text:span></text:h>
      <text:p text:style-name="P17"><text:span text:style-name="Strong_20_Emphasis"><text:span text:style-name="T56"><text:tab/>Given</text:span></text:span><text:span text:style-name="Strong_20_Emphasis"><text:span text:style-name="T41"> I am on the CaseVelocii homepage<text:line-break/><text:tab/></text:span></text:span><text:span text:style-name="Strong_20_Emphasis"><text:span text:style-name="T56">And</text:span></text:span><text:span text:style-name="Strong_20_Emphasis"><text:span text:style-name="T41"> I am logged in as an admin<text:line-break/><text:tab/></text:span></text:span><text:span text:style-name="Strong_20_Emphasis"><text:span text:style-name="T56">When</text:span></text:span><text:span text:style-name="Strong_20_Emphasis"><text:span text:style-name="T41"> I click on the user icon<text:line-break/><text:tab/></text:span></text:span><text:span text:style-name="Strong_20_Emphasis"><text:span text:style-name="T56">And</text:span></text:span><text:span text:style-name="Strong_20_Emphasis"><text:span text:style-name="T41"> I click on "Admin Panel"<text:line-break/><text:tab/></text:span></text:span><text:span text:style-name="Strong_20_Emphasis"><text:span text:style-name="T56">Then</text:span></text:span><text:span text:style-name="Strong_20_Emphasis"><text:span text:style-name="T41"> I should see the admin dashboard<text:line-break/><text:tab/></text:span></text:span><text:span text:style-name="Strong_20_Emphasis"><text:span text:style-name="T56">When</text:span></text:span><text:span text:style-name="Strong_20_Emphasis"><text:span text:style-name="T41"> I </text:span></text:span><text:span text:style-name="Strong_20_Emphasis"><text:span text:style-name="T42">search for the post with incorrect informations</text:span></text:span><text:span text:style-name="Strong_20_Emphasis"><text:span text:style-name="T41"><text:line-break/><text:tab/></text:span></text:span><text:span text:style-name="Strong_20_Emphasis"><text:span text:style-name="T56">And</text:span></text:span><text:span text:style-name="Strong_20_Emphasis"><text:span text:style-name="T41"> I find a post with incorrect information<text:line-break/><text:tab/></text:span></text:span><text:span text:style-name="Strong_20_Emphasis"><text:span text:style-name="T56">Then</text:span></text:span><text:span text:style-name="Strong_20_Emphasis"><text:span text:style-name="T48"> </text:span></text:span><text:span text:style-name="Strong_20_Emphasis"><text:span text:style-name="T41">I click on the "Delete" button for that post<text:line-break/><text:tab/></text:span></text:span><text:span text:style-name="Strong_20_Emphasis"><text:span text:style-name="T56">Then</text:span></text:span><text:span text:style-name="Strong_20_Emphasis"><text:span text:style-name="T48"> </text:span></text:span><text:span text:style-name="Strong_20_Emphasis"><text:span text:style-name="T41">the post should be removed from the platform<text:line-break/><text:tab/></text:span></text:span><text:span text:style-name="Strong_20_Emphasis"><text:span text:style-name="T56">And</text:span></text:span><text:span text:style-name="Strong_20_Emphasis"><text:span text:style-name="T48"> </text:span></text:span><text:span text:style-name="Strong_20_Emphasis"><text:span text:style-name="T41">I should see a confirmation message that the post has been successfully deleted</text:span></text:span></text:p>
      <text:p text:style-name="P17"><text:span text:style-name="Strong_20_Emphasis"><text:span text:style-name="T41"/></text:span></text:p>
      <text:p text:style-name="P17"><text:span text:style-name="Strong_20_Emphasis"><text:span text:style-name="T41"/></text:span></text:p>
      <text:p text:style-name="P17"><text:span text:style-name="Strong_20_Emphasis"><text:span text:style-name="T4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4:52:26.677402070</meta:creation-date>
    <dc:date>2024-07-16T15:05:29.600965347</dc:date>
    <meta:editing-duration>PT25S</meta:editing-duration>
    <meta:editing-cycles>1</meta:editing-cycles>
    <meta:document-statistic meta:table-count="0" meta:image-count="0" meta:object-count="0" meta:page-count="3" meta:paragraph-count="42" meta:word-count="721" meta:character-count="3886" meta:non-whitespace-character-count="3147"/>
    <meta:generator>LibreOffice/7.3.7.2$Linux_X86_64 LibreOffice_project/30$Build-2</meta:generator>
  </office:meta>
</office:document-meta>
</file>